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6pt" fo:font-weight="bold" style:font-size-asian="6pt" style:font-weight-asian="bold" style:font-size-complex="6pt" style:font-weight-complex="bold"/>
    </style:style>
    <style:style style:name="ce2" style:family="table-cell" style:parent-style-name="Default" style:data-style-name="N128"/>
    <style:style style:name="gr1" style:family="graphic">
      <style:graphic-properties draw:textarea-horizontal-align="justify" draw:textarea-vertical-align="middle" draw:auto-grow-height="false"/>
    </style:style>
    <style:style style:name="gr2" style:family="graphic">
      <style:graphic-properties svg:stroke-width="0.1cm" svg:stroke-color="#ff420e" draw:marker-start="Linienspitzen_20_1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00458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svg:stroke-color="#23ff23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ff420e" draw:marker-start="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1cm" svg:stroke-color="#000000" draw:marker-start-width="0.35cm" draw:marker-end-width="0.35cm" draw:textarea-horizontal-align="justify" draw:textarea-vertical-align="middle" draw:auto-grow-height="false" fo:padding-top="0.05cm" fo:padding-bottom="0.05cm" fo:padding-left="0.05cm" fo:padding-right="0.05cm"/>
    </style:style>
    <style:style style:name="gr8" style:family="graphic">
      <style:graphic-properties draw:fill="solid" draw:fill-color="#6666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>
        <table:iteration table:status="enable"/>
      </table:calculation-settings>
      <table:table table:name="t1" table:style-name="ta1">
        <table:shapes>
          <draw:custom-shape draw:z-index="0" draw:style-name="gr1" svg:width="1.173cm" svg:height="3.974cm" draw:transform="rotate (-0.296705972839036) translate (1.513cm 5.768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line draw:z-index="1" draw:style-name="gr2" draw:text-style-name="P1" svg:x1="1.503cm" svg:y1="5.593cm" svg:x2="0.284cm" svg:y2="9.58cm">
            <text:p/>
          </draw:line>
          <draw:line draw:z-index="2" draw:style-name="gr3" draw:text-style-name="P1" svg:x1="1.442cm" svg:y1="5.73cm" svg:x2="4.185cm" svg:y2="6.498cm">
            <text:p/>
          </draw:line>
          <draw:line draw:z-index="3" draw:style-name="gr3" draw:text-style-name="P1" svg:x1="0.217cm" svg:y1="9.569cm" svg:x2="3.453cm" svg:y2="10.524cm">
            <text:p/>
          </draw:line>
          <draw:line draw:z-index="4" draw:style-name="gr4" draw:text-style-name="P1" svg:x1="2.987cm" svg:y1="9.573cm" svg:x2="0.314cm" svg:y2="9.566cm">
            <text:p/>
          </draw:line>
          <draw:line draw:z-index="5" draw:style-name="gr4" draw:text-style-name="P1" svg:x1="4.314cm" svg:y1="5.691cm" svg:x2="1.477cm" svg:y2="5.67cm">
            <text:p/>
          </draw:line>
          <draw:line draw:z-index="6" draw:style-name="gr5" draw:text-style-name="P1" svg:x1="3.027cm" svg:y1="3.36cm" svg:x2="1.588cm" svg:y2="3.364cm">
            <text:p/>
          </draw:line>
          <draw:line draw:z-index="7" draw:style-name="gr4" draw:text-style-name="P1" svg:x1="3.007cm" svg:y1="3.821cm" svg:x2="1.599cm" svg:y2="3.81cm">
            <text:p/>
          </draw:line>
          <draw:line draw:z-index="8" draw:style-name="gr3" draw:text-style-name="P1" svg:x1="1.58cm" svg:y1="4.299cm" svg:x2="3.017cm" svg:y2="4.282cm">
            <text:p/>
          </draw:line>
          <draw:path draw:z-index="9" draw:style-name="gr6" draw:text-style-name="P1" svg:width="0.519cm" svg:height="0.806cm" svg:x="0.47cm" svg:y="8.997cm" svg:viewBox="0 0 520 807" svg:d="M0 0c217 10 344 214 455 371l49 178 16 177-49 81">
            <text:p/>
          </draw:path>
          <draw:custom-shape draw:z-index="10" draw:style-name="gr7" draw:text-style-name="P1" svg:width="0.109cm" svg:height="0.118cm" svg:x="0.6cm" svg:y="9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z-index="11" draw:style-name="gr8" draw:text-style-name="P2" svg:width="5.778cm" svg:height="5.907cm" svg:x="2.844cm" svg:y="4.884cm">
            <text:p text:style-name="P1"><text:span text:style-name="T1">Zu umfahrendes Objekt</text:span></text:p>
          </draw:rect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ahrerAbstand = cos ( alph ) * GemessenerAbsta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pha = atan( Abstandsdifferenz / Fahrtlaenge 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ahrstreck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tandsdifferenz</text:p>
          </table:table-cell>
          <table:table-cell office:value-type="float" office:value="-5" calcext:value-type="float">
            <text:p>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kel</text:p>
          </table:table-cell>
          <table:table-cell table:style-name="ce2" table:formula="of:=ATAN([.B5] / [.B4]) * 180 / PI()" office:value-type="float" office:value="-14.0362434679265" calcext:value-type="float">
            <text:p>-14.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ahrstrecke zwischen zwei Messpunkte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ahrer Absta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messener Abstan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18:07:31.333136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2:20:26.072042000</meta:creation-date>
    <dc:date>2014-06-27T18:12:20.666495000</dc:date>
    <meta:editing-duration>PT49S</meta:editing-duration>
    <meta:editing-cycles>4</meta:editing-cycles>
    <meta:generator>LibreOffice/4.2.4.2$MacOSX_x86 LibreOffice_project/63150712c6d317d27ce2db16eb94c2f3d7b699f8</meta:generator>
    <meta:document-statistic meta:table-count="1" meta:cell-count="11" meta:object-count="12"/>
  </office:meta>
</office:document-meta>
</file>